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126.26pt"/>
    </style:style>
    <style:style style:name="co6" style:family="table-column">
      <style:table-column-properties fo:break-before="auto" style:column-width="167.05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63.21pt"/>
    </style:style>
    <style:style style:name="co9" style:family="table-column">
      <style:table-column-properties fo:break-before="auto" style:column-width="43.7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3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课程序号</text:p>
          </table:table-cell>
          <table:table-cell table:style-name="ce2" office:value-type="string" calcext:value-type="string">
            <text:p>课程名称</text:p>
          </table:table-cell>
          <table:table-cell table:style-name="ce2" office:value-type="string" calcext:value-type="string">
            <text:p>学分</text:p>
          </table:table-cell>
          <table:table-cell table:style-name="ce2" office:value-type="string" calcext:value-type="string">
            <text:p>教师</text:p>
          </table:table-cell>
          <table:table-cell table:style-name="ce2" office:value-type="string" calcext:value-type="string">
            <text:p>考试时间</text:p>
          </table:table-cell>
          <table:table-cell table:style-name="ce2" office:value-type="string" calcext:value-type="string">
            <text:p>课程安排</text:p>
          </table:table-cell>
          <table:table-cell table:style-name="ce2" office:value-type="string" calcext:value-type="string">
            <text:p>权重值</text:p>
          </table:table-cell>
          <table:table-cell table:style-name="ce2" office:value-type="string" calcext:value-type="string">
            <text:p>平台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0612420.01</text:p>
          </table:table-cell>
          <table:table-cell table:style-name="ce3" office:value-type="string" calcext:value-type="string">
            <text:p><text:a xlink:href="http://eams.uestc.edu.cn/eams/electionLessonInfo.action?lesson.id=302357" xlink:type="simple">计算理论前沿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肖鸣宇</text:p>
          </table:table-cell>
          <table:table-cell table:style-name="ce6" office:value-type="string" calcext:value-type="string">
            <text:p/>
          </table:table-cell>
          <table:table-cell table:style-name="ce3" office:value-type="string" calcext:value-type="string">
            <text:p>第1-9周 星期二3-4节 品学楼C-106</text:p>
            <text:p>第1-9周 星期四3-4节 品学楼C-106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0601135.02</text:p>
          </table:table-cell>
          <table:table-cell table:style-name="ce3" office:value-type="string" calcext:value-type="string">
            <text:p><text:a xlink:href="http://eams.uestc.edu.cn/eams/electionLessonInfo.action?lesson.id=302196" xlink:type="simple">电路分析与模拟电路</text:a>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董乐</text:p>
          </table:table-cell>
          <table:table-cell table:style-name="ce3" office:value-type="string" calcext:value-type="string">
            <text:p>第17周 星期一(20171225) 10:20-12:20</text:p>
          </table:table-cell>
          <table:table-cell table:style-name="ce3" office:value-type="string" calcext:value-type="string">
            <text:p>第1-16周 星期三1-2节 品学楼A202</text:p>
            <text:p>第1-16周 星期一3-4节 品学楼A202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7700120.02</text:p>
          </table:table-cell>
          <table:table-cell table:style-name="ce3" office:value-type="string" calcext:value-type="string">
            <text:p><text:a xlink:href="http://eams.uestc.edu.cn/eams/electionLessonInfo.action?lesson.id=302910" xlink:type="simple">知味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罗恒</text:p>
          </table:table-cell>
          <table:table-cell table:style-name="ce6" office:value-type="string" calcext:value-type="string">
            <text:p/>
          </table:table-cell>
          <table:table-cell table:style-name="ce3" office:value-type="string" calcext:value-type="string">
            <text:p>第1-13周 星期三7-8节 品学楼A306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0602010.03</text:p>
          </table:table-cell>
          <table:table-cell table:style-name="ce5" office:value-type="string" calcext:value-type="string">
            <text:p><text:a xlink:href="http://eams.uestc.edu.cn/eams/electionLessonInfo.action?lesson.id=302353" xlink:type="simple">综合素质实践Ⅰ</text:a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javascript:showDescription(5060094)" xlink:type="simple">苏艳芳</text:a></text:p>
          </table:table-cell>
          <table:table-cell table:style-name="ce5"/>
          <table:table-cell table:style-name="ce5" office:value-type="string" calcext:value-type="string">
            <text:p>第10-13周 星期五5-6节 立人楼B109</text:p>
          </table:table-cell>
          <table:table-cell table:style-name="ce8" office:value-type="string" calcext:value-type="string">
            <text:p/>
          </table:table-cell>
          <table:table-cell table:style-name="ce5" table:number-columns-repeated="3"/>
          <table:table-cell table:style-name="ce8"/>
          <table:table-cell table:number-columns-repeated="1013"/>
        </table:table-row>
        <table:table-row table:style-name="ro1">
          <table:table-cell table:style-name="ce3" office:value-type="string" calcext:value-type="string">
            <text:p>L0611420.01</text:p>
          </table:table-cell>
          <table:table-cell table:style-name="ce3" office:value-type="string" calcext:value-type="string">
            <text:p><text:a xlink:href="http://eams.uestc.edu.cn/eams/electionLessonInfo.action?lesson.id=286387" xlink:type="simple">软件开发综合实验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王丽杰</text:p>
          </table:table-cell>
          <table:table-cell table:style-name="ce6" office:value-type="string" calcext:value-type="string">
            <text:p/>
          </table:table-cell>
          <table:table-cell table:style-name="ce3" office:value-type="string" calcext:value-type="string">
            <text:p>第9-17周 星期四9-12节 主楼A2区412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K0400520.24</text:p>
          </table:table-cell>
          <table:table-cell table:style-name="ce3" office:value-type="string" calcext:value-type="string">
            <text:p><text:a xlink:href="http://eams.uestc.edu.cn/eams/electionLessonInfo.action?lesson.id=301778" xlink:type="simple">大学物理实验 I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陈中钧</text:p>
          </table:table-cell>
          <table:table-cell table:style-name="ce3" office:value-type="string" calcext:value-type="string">
            <text:p>第19周 星期三(20180110) 14:30-16:30</text:p>
          </table:table-cell>
          <table:table-cell table:style-name="ce3" office:value-type="string" calcext:value-type="string">
            <text:p>(双)第2-16周 星期二9-10节 物电学院实验室</text:p>
          </table:table-cell>
          <table:table-cell table:style-name="ce3"/>
          <table:table-cell table:style-name="ce6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E0600645.02</text:p>
          </table:table-cell>
          <table:table-cell table:style-name="ce3" office:value-type="string" calcext:value-type="string">
            <text:p><text:a xlink:href="http://eams.uestc.edu.cn/eams/electionLessonInfo.action?lesson.id=302191" xlink:type="simple">数据结构与算法</text:a>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string" calcext:value-type="string">
            <text:p>戴波</text:p>
          </table:table-cell>
          <table:table-cell table:style-name="ce3" office:value-type="string" calcext:value-type="string">
            <text:p>第16周 星期一(20171218) 14:10-16:10</text:p>
          </table:table-cell>
          <table:table-cell table:style-name="ce3" office:value-type="string" calcext:value-type="string">
            <text:p>第1-16周 星期一5-6节 品学楼C-107</text:p>
            <text:p>第1-16周 星期三3-4节 品学楼C-107</text:p>
            <text:p>第1-16周 星期五1-2节 品学楼C-107</text:p>
          </table:table-cell>
          <table:table-cell table:style-name="ce3"/>
          <table:table-cell table:style-name="ce6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D1000735.11</text:p>
          </table:table-cell>
          <table:table-cell table:style-name="ce3" office:value-type="string" calcext:value-type="string">
            <text:p><text:a xlink:href="http://eams.uestc.edu.cn/eams/electionLessonInfo.action?lesson.id=301424" xlink:type="simple">概率论与数理统计</text:a>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龚丽莎</text:p>
          </table:table-cell>
          <table:table-cell table:style-name="ce3" office:value-type="string" calcext:value-type="string">
            <text:p>第19周 星期二(20180109) 09:30-11:30</text:p>
          </table:table-cell>
          <table:table-cell table:style-name="ce3" office:value-type="string" calcext:value-type="string">
            <text:p>第1-14周 星期二5-6节 品学楼B409</text:p>
            <text:p>第1-14周 星期五3-4节 品学楼B409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B1499510.02</text:p>
          </table:table-cell>
          <table:table-cell table:style-name="ce3" office:value-type="string" calcext:value-type="string">
            <text:p><text:a xlink:href="http://eams.uestc.edu.cn/eams/electionLessonInfo.action?lesson.id=303014" xlink:type="simple">游泳C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李平</text:p>
          </table:table-cell>
          <table:table-cell table:style-name="ce6" office:value-type="string" calcext:value-type="string">
            <text:p/>
          </table:table-cell>
          <table:table-cell table:style-name="ce3" office:value-type="string" calcext:value-type="string">
            <text:p>第3-18周 星期四5-6节 </text:p>
          </table:table-cell>
          <table:table-cell table:style-name="ce3"/>
          <table:table-cell table:style-name="ce6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D0400440.04</text:p>
          </table:table-cell>
          <table:table-cell table:style-name="ce3" office:value-type="string" calcext:value-type="string">
            <text:p><text:a xlink:href="http://eams.uestc.edu.cn/eams/electionLessonInfo.action?lesson.id=296787" xlink:type="simple">大学物理Ⅱ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李莉</text:p>
          </table:table-cell>
          <table:table-cell table:style-name="ce3" office:value-type="string" calcext:value-type="string">
            <text:p>第19周 星期三(20180110) 09:30-11:30</text:p>
          </table:table-cell>
          <table:table-cell table:style-name="ce3" office:value-type="string" calcext:value-type="string">
            <text:p>第1-17周 星期一1-2节 立人楼B208</text:p>
            <text:p>第1-17周 星期三5-6节 立人楼B208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L0201210.58</text:p>
          </table:table-cell>
          <table:table-cell table:style-name="ce3" office:value-type="string" calcext:value-type="string">
            <text:p><text:a xlink:href="http://eams.uestc.edu.cn/eams/electionLessonInfo.action?lesson.id=301623" xlink:type="simple">电装实习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张忠敏</text:p>
          </table:table-cell>
          <table:table-cell table:style-name="ce6" office:value-type="string" calcext:value-type="string">
            <text:p/>
          </table:table-cell>
          <table:table-cell table:style-name="ce3" office:value-type="string" calcext:value-type="string">
            <text:p>另行通知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5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/>
          <table:table-cell table:number-columns-repeated="1012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9:15:48.92703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9:46:05.900461534</meta:creation-date>
    <meta:editing-duration>PT19M54S</meta:editing-duration>
    <meta:editing-cycles>4</meta:editing-cycles>
    <meta:generator>LibreOffice/5.3.1.2$Linux_X86_64 LibreOffice_project/30m0$Build-2</meta:generator>
    <dc:date>2017-06-14T09:26:53.713034989</dc:date>
    <meta:document-statistic meta:table-count="1" meta:cell-count="94" meta:object-count="0"/>
  </office:meta>
</office:document-meta>
</file>